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fo:padding="0.49mm" fo:border="0.06pt solid #000000" style:shadow="#808080 1.76mm 1.76mm"/>
      <style:text-properties fo:font-weight="bold" officeooo:rsid="000057c8" officeooo:paragraph-rsid="000057c8" style:font-weight-asian="bold" style:font-weight-complex="bold"/>
    </style:style>
    <style:style style:name="P2" style:family="paragraph" style:parent-style-name="Text_20_body">
      <style:paragraph-properties fo:text-align="center" style:justify-single-word="false" fo:padding="0.49mm" fo:border="0.06pt solid #000000" style:shadow="#808080 1.76mm 1.76mm"/>
      <style:text-properties officeooo:paragraph-rsid="00484b52"/>
    </style:style>
    <style:style style:name="P3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align="justify" style:justify-single-word="false" fo:text-indent="13mm" style:auto-text-indent="false" fo:background-color="transparent"/>
      <style:text-properties officeooo:rsid="00768836" officeooo:paragraph-rsid="00768836"/>
    </style:style>
    <style:style style:name="P4" style:family="paragraph" style:parent-style-name="Text_20_body" style:master-page-name="">
      <loext:graphic-properties draw:fill="none"/>
      <style:paragraph-properties fo:margin-left="0mm" fo:margin-right="0mm" fo:margin-top="0mm" fo:margin-bottom="2.47mm" loext:contextual-spacing="false" fo:line-height="115%" fo:text-align="justify" style:justify-single-word="false" fo:text-indent="13mm" style:auto-text-indent="false" style:page-number="auto" fo:background-color="transparent"/>
      <style:text-properties officeooo:rsid="00768836" officeooo:paragraph-rsid="00768836"/>
    </style:style>
    <style:style style:name="P5" style:family="paragraph" style:parent-style-name="Text_20_body">
      <style:paragraph-properties fo:text-align="justify" style:justify-single-word="false"/>
      <style:text-properties officeooo:paragraph-rsid="0006c4c9"/>
    </style:style>
    <style:style style:name="P6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align="justify" style:justify-single-word="false" fo:text-indent="13mm" style:auto-text-indent="false" fo:background-color="transparent"/>
      <style:text-properties fo:font-style="normal" officeooo:rsid="0075dd3d" officeooo:paragraph-rsid="00768836" style:font-style-asian="normal" style:font-style-complex="normal"/>
    </style:style>
    <style:style style:name="P7" style:family="paragraph" style:parent-style-name="Text_20_body">
      <style:paragraph-properties fo:text-align="justify" style:justify-single-word="false"/>
      <style:text-properties fo:font-weight="bold" officeooo:rsid="00768836" officeooo:paragraph-rsid="00768836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officeooo:rsid="0001f785" style:font-weight-asian="bold" style:font-weight-complex="bold"/>
    </style:style>
    <style:style style:name="T3" style:family="text">
      <style:text-properties fo:font-weight="bold" officeooo:rsid="00484b52" style:font-weight-asian="bold" style:font-weight-complex="bold"/>
    </style:style>
    <style:style style:name="T4" style:family="text">
      <style:text-properties fo:font-weight="bold" officeooo:rsid="007309cf" style:font-weight-asian="bold" style:font-weight-complex="bold"/>
    </style:style>
    <style:style style:name="T5" style:family="text">
      <style:text-properties fo:font-weight="bold" officeooo:rsid="00768836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75dd3d" style:font-style-asian="normal" style:font-style-complex="normal"/>
    </style:style>
    <style:style style:name="T8" style:family="text">
      <style:text-properties fo:font-style="normal" officeooo:rsid="007c9f2d" style:font-style-asian="normal" style:font-style-complex="normal"/>
    </style:style>
    <style:style style:name="T9" style:family="text">
      <style:text-properties officeooo:rsid="007309cf"/>
    </style:style>
    <style:style style:name="T10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3</text:span><text:span text:style-name="T10">e</text:span> / français / télé-travail n°1</text:p>
      <text:p text:style-name="P2"><text:span text:style-name="T2">é</text:span><text:span text:style-name="T3">tude du t</text:span><text:span text:style-name="T4">héâtre : </text:span><text:span text:style-name="T5">le vocabulaire spécifique</text:span></text:p>
      <text:p text:style-name="P4"><text:span text:style-name="T7">C</text:span><text:span text:style-name="T6">e cours porte sur le théâtre et vise à vous faire étudier deux extraits d’une pièce d’Alfred Jarry intitulée </text:span><text:span text:style-name="T1">Ubu Roi</text:span><text:span text:style-name="T6">.</text:span></text:p>
      <text:p text:style-name="P3"><text:span text:style-name="T7">P</text:span><text:span text:style-name="T6">our ce premier envoi, veuillez travailler sur le fichier intitulé le </text:span><text:span text:style-name="T1">vocabulaire du théâtre.pdf</text:span><text:span text:style-name="T6"> et remplir les trous </text:span><text:span text:style-name="T8">du texte</text:span><text:span text:style-name="T6">. Aidez-vous du vocabulaire donné en bas de la page.</text:span></text:p>
      <text:p text:style-name="P6"/>
      <text:p text:style-name="Horizontal_20_Line"/>
      <text:p text:style-name="P7"><text:tab/>Il n’est pas nécessaire pour cette fois de recopier le document à compléter. Complétez-le directement sur la feuille imprimée. </text:p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6T12:18:20.493072133</meta:creation-date>
    <dc:date>2020-03-17T09:13:02.172632803</dc:date>
    <meta:editing-duration>PT3H27M13S</meta:editing-duration>
    <meta:editing-cycles>81</meta:editing-cycles>
    <meta:generator>LibreOffice/6.3.5.2$Linux_X86_64 LibreOffice_project/30$Build-2</meta:generator>
    <meta:print-date>2020-03-16T13:02:19.953711446</meta:print-date>
    <meta:document-statistic meta:table-count="0" meta:image-count="0" meta:object-count="0" meta:page-count="1" meta:paragraph-count="5" meta:word-count="82" meta:character-count="500" meta:non-whitespace-character-count="421"/>
  </office:meta>
</office:document-meta>
</file>